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F55000003C359854622AD8C843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207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20100000F55000003C359854622AD8C843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5-03-01" calcext:value-type="date">
            <text:p>03/01/25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string" calcext:value-type="string">
            <text:p>02/2025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5T09:04:52</meta:creation-date>
    <dc:language>en-US</dc:language>
    <dc:date>2025-02-23T16:33:01.152000000</dc:date>
    <meta:editing-cycles>43</meta:editing-cycles>
    <meta:editing-duration>PT1H36M36S</meta:editing-duration>
    <meta:generator>LibreOffice/7.0.3.1$Windows_X86_64 LibreOffice_project/d7547858d014d4cf69878db179d326fc3483e082</meta:generator>
    <meta:document-statistic meta:table-count="1" meta:cell-count="31" meta:object-count="1"/>
  </office:meta>
</office:document-meta>
</file>